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treDocument" style:master-page-name="First_20_Page">
      <style:paragraph-properties style:page-number="auto"/>
    </style:style>
    <style:style style:name="P3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Contents_20_Heading">
      <style:paragraph-properties fo:break-before="pag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TRE 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6">Sommaire</text:p>
          </text:index-title>
          <text:p text:style-name="P3">Informations préliminaires<text:tab/>3</text:p>
          <text:p text:style-name="P4">Contacts<text:tab/>3</text:p>
          <text:p text:style-name="P4">Contrôle des documents<text:tab/>3</text:p>
          <text:p text:style-name="P4">Références<text:tab/>3</text:p>
          <text:p text:style-name="P4">Définitions<text:tab/>3</text:p>
          <text:p text:style-name="P3">Note de synthèse<text:tab/>3</text:p>
          <text:p text:style-name="P3">Situation actuelle<text:tab/>3</text:p>
          <text:p text:style-name="P4">Information de base de l'entreprise<text:tab/>3</text:p>
          <text:p text:style-name="P4">Visions, missions, valeurs<text:tab/>3</text:p>
          <text:p text:style-name="P4">Historique<text:tab/>3</text:p>
          <text:p text:style-name="P4">Organisation de l'entreprise<text:tab/>3</text:p>
          <text:p text:style-name="P4">Produits et services<text:tab/>3</text:p>
        </text:index-body>
      </text:table-of-content>
      <text:h text:style-name="Heading_20_1" text:outline-level="1"/>
      <text:h text:style-name="P5" text:outline-level="1">Informations préliminaires</text:h>
      <text:h text:style-name="Heading_20_2" text:outline-level="2">Contacts</text:h>
      <text:h text:style-name="Heading_20_2" text:outline-level="2">Contrôle des documents</text:h>
      <text:h text:style-name="Heading_20_2" text:outline-level="2">Références</text:h>
      <text:h text:style-name="Heading_20_2" text:outline-level="2">Définitions</text:h>
      <text:h text:style-name="Heading_20_1" text:outline-level="1">Note de synthèse</text:h>
      <text:h text:style-name="Heading_20_1" text:outline-level="1">Situation actuelle</text:h>
      <text:h text:style-name="Heading_20_2" text:outline-level="2">Information de base de l'entreprise</text:h>
      <text:h text:style-name="Heading_20_2" text:outline-level="2">Visions, missions, valeurs</text:h>
      <text:h text:style-name="Heading_20_2" text:outline-level="2">Historique</text:h>
      <text:h text:style-name="Heading_20_2" text:outline-level="2">Organisation de l'entreprise</text:h>
      <text:h text:style-name="Heading_20_2" text:outline-level="2">Produits et servic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auto-update="true" style:class="text" style:master-page-name="">
      <style:paragraph-properties fo:margin-top="0.423cm" fo:margin-bottom="0.212cm" fo:text-align="center" style:justify-single-word="false" style:page-number="auto" fo:keep-with-next="always" style:vertical-align="middle">
        <style:tab-stops/>
      </style:paragraph-properties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 style:vertical-align="auto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TitreDocument" style:family="paragraph" style:parent-style-name="Heading" style:class="text"/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="100%" fo:margin-left="1cm" fo:margin-right="0cm" fo:text-align="start" style:justify-single-word="false" fo:text-indent="0cm" style:auto-text-indent="false" text:number-lines="false" text:line-number="0" style:vertical-align="top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>
      <text:footnote-continuation-notice-forward>buisness plan - 102012-01 </text:footnote-continuation-notice-forward>
    </text:notes-configuration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 style:next-style-name="First_20_Page">
      <style:header>
        <text:p text:style-name="Header"/>
      </style:header>
      <style:footer>
        <text:p text:style-name="MP1"><text:page-number text:select-page="current">2</text:page-number><text:initial-creator/></text:p>
      </style:footer>
    </style:master-page>
    <style:master-page style:name="Footnote" style:page-layout-name="Mpm2"/>
    <style:master-page style:name="Endnote" style:page-layout-name="Mpm2"/>
    <style:master-page style:name="First_20_Page" style:display-name="First Page" style:page-layout-name="Mpm3" style:next-style-name="Standard">
      <style:header>
        <text:p text:style-name="Header">Buisness plan confidentiel REDDING JL 102012-01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3T16:54:10</meta:creation-date>
    <dc:date>2012-12-05T19:40:17</dc:date>
    <meta:editing-duration>PT2H58M58S</meta:editing-duration>
    <meta:editing-cycles>9</meta:editing-cycles>
    <meta:generator>OpenOffice.org/3.4.1$Unix OpenOffice.org_project/341m1$Build-9593</meta:generator>
    <meta:document-statistic meta:table-count="0" meta:image-count="0" meta:object-count="0" meta:page-count="3" meta:paragraph-count="28" meta:word-count="77" meta:character-count="547"/>
  </office:meta>
</office:document-meta>
</file>